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_20_right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Courier New" fo:font-size="8pt" style:font-size-asian="8pt" style:font-size-complex="8pt"/>
    </style:style>
    <style:style style:name="P4" style:family="paragraph" style:parent-style-name="Standard">
      <style:text-properties style:font-name="Trebuchet MS" fo:font-size="12pt" style:font-size-asian="12pt" style:font-size-complex="12pt"/>
    </style:style>
    <style:style style:name="P5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2"/>
    <style:style style:name="P7" style:family="paragraph" style:parent-style-name="Heading_20_1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6.4252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Índice</text:p>
          </text:index-title>
          <text:p text:style-name="P8">Pasos a seguir para probar exitosamente el trabajo<text:tab/>2</text:p>
          <text:p text:style-name="P8">Consideraciones<text:tab/>2</text:p>
          <text:p text:style-name="P8">Código Fuente<text:tab/>3</text:p>
          <text:p text:style-name="P10">Equipo.java<text:tab/>3</text:p>
          <text:p text:style-name="P10">Jugador.java<text:tab/>4</text:p>
        </text:index-body>
      </text:table-of-content>
      <text:p text:style-name="P4"/>
      <text:h text:style-name="P7" text:outline-level="1">Pasos a seguir para probar exitosamente el trabajo</text:h>
      <text:p text:style-name="P4"/>
      <text:list xml:id="list488678685" text:style-name="L1">
        <text:list-item>
          <text:p text:style-name="P5">Compilar el programa yendo, en la consola, al directorio donde se encuentran los archivos <text:span text:style-name="T1">tp2009b.java</text:span>, <text:span text:style-name="T1">Equipo.java</text:span> y <text:span text:style-name="T1">Jugador.java</text:span> y ejecutando el comando: “<text:span text:style-name="T2">javac tp2009b.java</text:span>”.</text:p>
          <text:p text:style-name="P5"/>
        </text:list-item>
        <text:list-item>
          <text:p text:style-name="P5">Una vez realizado ese proceso, ejecutar el programa con el comando “<text:span text:style-name="T2">java tp2009b</text:span>”.</text:p>
          <text:p text:style-name="P5"/>
          <text:p text:style-name="P5"/>
        </text:list-item>
      </text:list>
      <text:h text:style-name="Heading_20_1" text:outline-level="1">Consideraciones</text:h>
      <text:list xml:id="list995676795" text:style-name="L2">
        <text:list-item>
          <text:p text:style-name="P6">El programa fue compilado utilizando Ubuntu 9.04 (32-bits)</text:p>
        </text:list-item>
        <text:list-item>
          <text:p text:style-name="P6">El código fue escrito con el editor de texto Gedit</text:p>
        </text:list-item>
        <text:list-item>
          <text:p text:style-name="P6">Las pruebas se realizaron con la versión 6 de Java.</text:p>
        </text:list-item>
      </text:list>
      <text:h text:style-name="P7" text:outline-level="1">Código Fuente</text:h>
      <text:h text:style-name="Heading_20_2" text:outline-level="2">Equipo.java</text:h>
      <text:p text:style-name="P3"/>
      <text:p text:style-name="P3">public class Equipo { </text:p>
      <text:p text:style-name="P3"><text:tab/>//variables </text:p>
      <text:p text:style-name="P3"><text:tab/>int ultimo; </text:p>
      <text:p text:style-name="P3"><text:tab/>Jugador[] equipo; </text:p>
      <text:p text:style-name="P3"/>
      <text:p text:style-name="P3"><text:tab/>public Equipo (int CantidadDeIntegrantesEsperada) { </text:p>
      <text:p text:style-name="P3"><text:tab/><text:tab/>equipo = new Jugador[CantidadDeIntegrantesEsperada]; </text:p>
      <text:p text:style-name="P3"><text:tab/><text:tab/>ultimo = 0; </text:p>
      <text:p text:style-name="P3"><text:tab/>} </text:p>
      <text:p text:style-name="P3"><text:tab/> </text:p>
      <text:p text:style-name="P3"><text:tab/>public void addJugador (Jugador jugador) { </text:p>
      <text:p text:style-name="P3"><text:tab/><text:tab/>equipo[ultimo] = jugador; </text:p>
      <text:p text:style-name="P3"><text:tab/><text:tab/>ultimo++; </text:p>
      <text:p text:style-name="P3"><text:tab/>} </text:p>
      <text:p text:style-name="P3"><text:tab/> </text:p>
      <text:p text:style-name="P3"><text:tab/>public Jugador getJugador (String nombre) { </text:p>
      <text:p text:style-name="P3"><text:tab/><text:tab/>int encontrado = 0; </text:p>
      <text:p text:style-name="P3"><text:tab/><text:tab/>int i = 0; </text:p>
      <text:p text:style-name="P3"/>
      <text:p text:style-name="P3"><text:tab/><text:tab/>while ((i&lt;ultimo) &amp;&amp; (encontrado == 0)){ </text:p>
      <text:p text:style-name="P3"><text:tab/><text:tab/><text:tab/>if (nombre.equals(equipo[i].getNombre())) </text:p>
      <text:p text:style-name="P3"><text:tab/><text:tab/><text:tab/><text:tab/>encontrado = 1; </text:p>
      <text:p text:style-name="P3"><text:tab/><text:tab/><text:tab/>else </text:p>
      <text:p text:style-name="P3"><text:tab/><text:tab/><text:tab/><text:tab/>i++; </text:p>
      <text:p text:style-name="P3"><text:tab/><text:tab/>} </text:p>
      <text:p text:style-name="P3"><text:tab/><text:tab/>return equipo[i]; </text:p>
      <text:p text:style-name="P3"><text:tab/>} </text:p>
      <text:p text:style-name="P3"><text:tab/> </text:p>
      <text:p text:style-name="P3"><text:tab/>public int getCantidadJugadores() { </text:p>
      <text:p text:style-name="P3"><text:tab/><text:tab/>return ultimo; </text:p>
      <text:p text:style-name="P3"><text:tab/>} </text:p>
      <text:p text:style-name="P3"><text:tab/> </text:p>
      <text:p text:style-name="P3"><text:tab/>public int getHabilidadEquipo() { </text:p>
      <text:p text:style-name="P3"><text:tab/><text:tab/>int suma = 0; </text:p>
      <text:p text:style-name="P3"/>
      <text:p text:style-name="P3"><text:tab/><text:tab/>for (int j=0;j&lt;ultimo;j++) </text:p>
      <text:p text:style-name="P3"><text:tab/><text:tab/><text:tab/>suma += equipo[j].getHabilidad(); </text:p>
      <text:p text:style-name="P3"><text:tab/><text:tab/>return suma; </text:p>
      <text:p text:style-name="P3"><text:tab/>} </text:p>
      <text:p text:style-name="P3">}</text:p>
      <text:h text:style-name="P9" text:outline-level="2">Jugador.java</text:h>
      <text:p text:style-name="P3"/>
      <text:p text:style-name="P3">public class Jugador{ </text:p>
      <text:p text:style-name="P3"><text:tab/>//variables </text:p>
      <text:p text:style-name="P3"><text:tab/>String jnombre; </text:p>
      <text:p text:style-name="P3"><text:tab/>int jhabilidad; </text:p>
      <text:p text:style-name="P3"/>
      <text:p text:style-name="P3"><text:tab/>public Jugador (String nombre,int habilidad){ </text:p>
      <text:p text:style-name="P3"><text:tab/><text:tab/>jnombre = nombre; </text:p>
      <text:p text:style-name="P3"><text:tab/><text:tab/>jhabilidad = habilidad; </text:p>
      <text:p text:style-name="P3"><text:tab/>} </text:p>
      <text:p text:style-name="P3"><text:tab/> </text:p>
      <text:p text:style-name="P3"><text:tab/>public String getNombre () { </text:p>
      <text:p text:style-name="P3"><text:tab/><text:tab/>return jnombre; </text:p>
      <text:p text:style-name="P3"><text:tab/>} </text:p>
      <text:p text:style-name="P3"/>
      <text:p text:style-name="P3"><text:tab/>public int getHabilidad() { </text:p>
      <text:p text:style-name="P3"><text:tab/><text:tab/>return jhabilidad; </text:p>
      <text:p text:style-name="P3"><text:tab/>} 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3in" fo:margin-bottom="0.3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5in" fo:margin-right="0in" fo:margin-top="0.3in" fo:margin-bottom="0.3in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_20_right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lgoritmos y Programación III (75.07)</text:p>
      </style:header>
      <style:footer>
        <text:p text:style-name="MP2"><text:s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9T15:04:12</meta:creation-date>
    <dc:date>2009-09-10T15:37:16</dc:date>
    <meta:editing-duration>PT11H04M13S</meta:editing-duration>
    <meta:editing-cycles>4</meta:editing-cycles>
    <meta:generator>OpenOffice.org/3.0$Linux OpenOffice.org_project/300m15$Build-9379</meta:generator>
    <meta:document-statistic meta:table-count="0" meta:image-count="0" meta:object-count="0" meta:page-count="4" meta:paragraph-count="71" meta:word-count="235" meta:character-count="1666"/>
    <meta:user-defined meta:name="Info 1"/>
    <meta:user-defined meta:name="Info 2"/>
    <meta:user-defined meta:name="Info 3"/>
    <meta:user-defined meta:name="Info 4"/>
  </office:meta>
</office:document-meta>
</file>